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outline1">
      <style:graphic-properties draw:fill-color="#ffffff" draw:auto-grow-height="true" fo:min-height="13.86cm"/>
    </style:style>
    <style:style style:name="pr6" style:family="presentation" style:parent-style-name="Android-title">
      <style:graphic-properties draw:auto-grow-height="true" fo:min-height="3.506cm"/>
    </style:style>
    <style:style style:name="pr7" style:family="presentation" style:parent-style-name="Android-outline1">
      <style:graphic-properties draw:auto-grow-height="true" fo:min-height="13.859cm"/>
    </style:style>
    <style:style style:name="P1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  <style:text-properties fo:font-family="'Comic Sans MS'" style:font-family-generic="script" style:font-pitch="variable"/>
    </style:style>
    <style:style style:name="P6" style:family="paragraph">
      <style:paragraph-properties fo:margin-left="0cm" fo:margin-right="0cm" fo:text-indent="0cm"/>
      <style:text-properties fo:font-family="Corbel" style:font-family-generic="swiss" style:font-pitch="variable"/>
    </style:style>
    <style:style style:name="P7" style:family="paragraph">
      <style:paragraph-properties fo:margin-left="1.2cm" fo:margin-right="0cm" fo:text-indent="-0.9cm"/>
      <style:text-properties fo:font-family="Corbel" style:font-family-generic="swiss" style:font-pitch="variable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fo:text-indent="-0.9cm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Corbel" style:font-family-generic="swiss" style:font-pitch="variable"/>
    </style:style>
    <style:style style:name="T3" style:family="text">
      <style:text-properties fo:font-family="Consolas" style:font-pitch="fixed"/>
    </style:style>
    <style:style style:name="T4" style:family="text">
      <style:text-properties fo:font-family="Consolas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Notification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Services “UI” Option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Preferred: Notifications</text:p>
                <text:list>
                  <text:list-item>
                    <text:p text:style-name="P4">Status bar icons, vibrations, LED flashes, etc.</text:p>
                  </text:list-item>
                </text:list>
              </text:list-item>
              <text:list-item>
                <text:p text:style-name="P4">Possible: Inform Running Activity</text:p>
                <text:list>
                  <text:list-item>
                    <text:p text:style-name="P4">...but need alternative for if activity not active</text:p>
                  </text:list-item>
                  <text:list-item>
                    <text:p text:style-name="P4">Pattern: ordered broadcast</text:p>
                  </text:list-item>
                </text:list>
              </text:list-item>
              <text:list-item>
                <text:p text:style-name="P4">Not Recommended</text:p>
                <text:list>
                  <text:list-item>
                    <text:p text:style-name="P4">Start/restart an activity (interrupts user)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Notification Usage Pattern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Get the NotificationManager system service</text:span></text:p>
              </text:list-item>
              <text:list-item>
                <text:p text:style-name="P6"><text:span text:style-name="T2">Create, populate Notification object</text:span></text:p>
              </text:list-item>
              <text:list-item>
                <text:p text:style-name="P6"><text:span text:style-name="T2">Pass Notification to manager via notify()</text:span></text:p>
              </text:list-item>
              <text:list-item>
                <text:p text:style-name="P6"><text:span text:style-name="T2">Dismissal</text:span></text:p>
                <text:list>
                  <text:list-item>
                    <text:p text:style-name="P6"><text:span text:style-name="T2">By user</text:span></text:p>
                  </text:list-item>
                  <text:list-item>
                    <text:p text:style-name="P6"><text:span text:style-name="T2">By cancel() or cancelAll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Creating Notifications</text:p>
          </draw:text-box>
        </draw:frame>
        <draw:frame presentation:style-name="pr5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Typical Notification Constructor Values</text:p>
                <text:list>
                  <text:list-item>
                    <text:p text:style-name="P4">Resource ID of icon for status bar</text:p>
                  </text:list-item>
                  <text:list-item>
                    <text:p text:style-name="P4">Message to display over status bar when icon first placed there (“ticker text”)</text:p>
                  </text:list-item>
                  <text:list-item>
                    <text:p text:style-name="P4">Time associated with this event</text:p>
                    <text:list>
                      <text:list-item>
                        <text:p text:style-name="P4">Typically <text:span text:style-name="T3">System.currentTimeMillis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Notifications and Activities</text:p>
          </draw:text-box>
        </draw:frame>
        <draw:frame presentation:style-name="pr5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“Latest Event”</text:p>
                <text:list>
                  <text:list-item>
                    <text:p text:style-name="P4">Controls text in notification drawer</text:p>
                  </text:list-item>
                  <text:list-item>
                    <text:p text:style-name="P4">Tapping drawer entry launches your own specified activity via a PendingIntent</text:p>
                    <text:list>
                      <text:list-item>
                        <text:p text:style-name="P4">By default, does not clear the notification!</text:p>
                      </text:list-item>
                    </text:list>
                  </text:list-item>
                  <text:list-item>
                    <text:p text:style-name="P4"><text:span text:style-name="T3">Notification#setLatestEventInfo()</text:span></text:p>
                  </text:list-item>
                  <text:list-item>
                    <text:p text:style-name="P4">Example: new mail popping the mail client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Some Notification Options</text:p>
          </draw:text-box>
        </draw:frame>
        <draw:frame presentation:style-name="pr5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Lights</text:p>
                <text:list>
                  <text:list-item>
                    <text:p text:style-name="P4"><text:span text:style-name="T3">ledARGB</text:span></text:p>
                  </text:list-item>
                  <text:list-item>
                    <text:p text:style-name="P4"><text:span text:style-name="T3">ledOnMS</text:span> / <text:span text:style-name="T3">ledOffMS</text:span></text:p>
                  </text:list-item>
                </text:list>
              </text:list-item>
              <text:list-item>
                <text:p text:style-name="P4">Vibration = <text:span text:style-name="T3">vibrate</text:span> (<text:span text:style-name="T3">long []</text:span>)</text:p>
              </text:list-item>
              <text:list-item>
                <text:p text:style-name="P4"><text:span text:style-name="T3">number</text:span></text:p>
              </text:list-item>
              <text:list-item>
                <text:p text:style-name="P4">Insistent Mode</text:p>
                <text:list>
                  <text:list-item>
                    <text:p text:style-name="P4"><text:span text:style-name="T3">flags = FLAG_INSIST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Creating &amp; Clearing Notifications</text:p>
          </draw:text-box>
        </draw:frame>
        <draw:frame presentation:style-name="pr5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Create Notification</text:p>
                <text:list>
                  <text:list-item>
                    <text:p text:style-name="P4"><text:span text:style-name="T3">NotificationManager#notify()</text:span></text:p>
                  </text:list-item>
                  <text:list-item>
                    <text:p text:style-name="P4">Supply local unique number for the notification</text:p>
                  </text:list-item>
                </text:list>
              </text:list-item>
              <text:list-item>
                <text:p text:style-name="P4">Cancel Notification</text:p>
                <text:list>
                  <text:list-item>
                    <text:p text:style-name="P4"><text:span text:style-name="T3">NotificationManager#cancel()</text:span> given unique number</text:p>
                  </text:list-item>
                  <text:list-item>
                    <text:p text:style-name="P4"><text:span text:style-name="T3">NotificationManager#cancelAll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Handling Several Notifications</text:p>
          </draw:text-box>
        </draw:frame>
        <draw:frame presentation:style-name="pr5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Pattern #1: Cancel and Re-Notify</text:p>
              </text:list-item>
              <text:list-item>
                <text:p text:style-name="P4">Pattern #2: Update with New Number</text:p>
              </text:list-item>
              <text:list-item>
                <text:p text:style-name="P4">Pattern #3: Multiple Discrete Notifications</text:p>
                <text:list>
                  <text:list-item>
                    <text:p text:style-name="P4">Separate unique IDs</text:p>
                  </text:list-item>
                  <text:list-item>
                    <text:p text:style-name="P4">Not really designed for multiple of same event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reground Services</text:p>
          </draw:text-box>
        </draw:frame>
        <draw:frame presentation:style-name="pr7" draw:layer="layout" svg:width="25.199cm" svg:height="14.57cm" svg:x="1.4cm" svg:y="4.914cm" presentation:class="outline">
          <draw:text-box>
            <text:list text:style-name="L2">
              <text:list-item>
                <text:p>Service That User Perceives</text:p>
                <text:list>
                  <text:list-item>
                    <text:p>Examples: music player, audiobook reader, VOIP client</text:p>
                  </text:list-item>
                </text:list>
              </text:list-item>
              <text:list-item>
                <text:p>Call <text:span text:style-name="T4">startForeground()</text:span> to minimize odds of being destroyed prematurely</text:p>
                <text:list>
                  <text:list-item>
                    <text:p>Supply a Notification, typically with PendingIntent to lead user somewhere to stop the service</text:p>
                    <text:list>
                      <text:list-item>
                        <text:p>E.g., stop the music playback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9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9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9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Mark Murphy</meta:initial-creator>
    <meta:creation-date>2008-12-22T14:20:41</meta:creation-date>
    <dc:creator>Mark Murphy</dc:creator>
    <dc:date>2011-08-10T09:08:30</dc:date>
    <meta:printed-by>Mark Murphy</meta:printed-by>
    <meta:print-date>2011-03-14T18:37:53</meta:print-date>
    <dc:language>en-US</dc:language>
    <meta:editing-cycles>40</meta:editing-cycles>
    <meta:editing-duration>PT3H43M17S</meta:editing-duration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